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style:line-height-at-least="0.503cm" fo:text-align="center" style:justify-single-word="false" fo:text-indent="0cm" style:auto-text-indent="false" fo:padding="0cm" fo:border="none"/>
      <style:text-properties fo:font-variant="normal" fo:text-transform="none" fo:font-size="18pt" fo:font-style="normal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fo:font-size="16pt" fo:font-style="normal" fo:font-weight="normal" style:font-size-asian="16pt" style:font-size-complex="16pt"/>
    </style:style>
    <style:style style:name="P4" style:family="paragraph" style:parent-style-name="Text_20_body">
      <style:paragraph-properties fo:margin-left="0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fo:font-size="16pt" style:font-size-asian="16pt" style:font-size-complex="16pt"/>
    </style:style>
    <style:style style:name="P5" style:family="paragraph" style:parent-style-name="Text_20_body" style:list-style-name="L1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font-style="normal" fo:font-weight="normal" style:font-size-asian="16pt" style:font-size-complex="16pt"/>
    </style:style>
    <style:style style:name="P6" style:family="paragraph" style:parent-style-name="Text_20_body" style:list-style-name="L2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font-style="normal" fo:font-weight="normal" style:font-size-asian="16pt" style:font-size-complex="16pt"/>
    </style:style>
    <style:style style:name="P7" style:family="paragraph" style:parent-style-name="Text_20_body" style:list-style-name="L3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font-style="normal" fo:font-weight="normal" style:font-size-asian="16pt" style:font-size-complex="16pt"/>
    </style:style>
    <style:style style:name="P8" style:family="paragraph" style:parent-style-name="Text_20_body" style:list-style-name="L4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9" style:family="paragraph" style:parent-style-name="Text_20_body" style:list-style-name="L5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0" style:family="paragraph" style:parent-style-name="Text_20_body" style:list-style-name="L6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1" style:family="paragraph" style:parent-style-name="Text_20_body" style:list-style-name="L7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2" style:family="paragraph" style:parent-style-name="Text_20_body" style:list-style-name="L8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3" style:family="paragraph" style:parent-style-name="Text_20_body" style:list-style-name="L9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4" style:family="paragraph" style:parent-style-name="Text_20_body" style:list-style-name="L10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5" style:family="paragraph" style:parent-style-name="Text_20_body" style:list-style-name="L11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6" style:family="paragraph" style:parent-style-name="Text_20_body" style:list-style-name="L12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P17" style:family="paragraph" style:parent-style-name="Text_20_body" style:list-style-name="L13">
      <style:paragraph-properties fo:margin-left="0.635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 style:font-name="Calibri" fo:font-size="16pt" fo:language="en" fo:country="US" fo:font-style="normal" fo:font-weight="normal" style:font-size-asian="16pt" style:font-size-complex="16pt"/>
    </style:style>
    <style:style style:name="T1" style:family="text">
      <style:text-properties style:font-name="Calibri" fo:font-size="11pt" fo:language="en" fo:country="US"/>
    </style:style>
    <style:style style:name="T2" style:family="text">
      <style:text-properties style:font-name="Calibri" fo:language="en" fo:country="US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ctivity diagram documentation</text:span>  </text:p>
      <text:p text:style-name="P3"><text:span text:style-name="T2">in the activity diagram, there are four entities, they are actor, client,</text:span> <text:span text:style-name="T2">server and motion sensor, the</text:span> <text:span text:style-name="T2">activity start from activity that actor open client, finish at the server turn off motion sensor. Below is the activities description</text:span> <text:span text:style-name="T2">that in sequence.</text:span> </text:p>
      <text:p text:style-name="P4"> </text:p>
      <text:list xml:id="list72475336222316685" text:style-name="L1">
        <text:list-item>
          <text:p text:style-name="P5"><text:span text:style-name="T3">start client: actor open browser to get the controller as a HTTP Page.</text:span> </text:p>
        </text:list-item>
      </text:list>
      <text:list xml:id="list1189016884365346055" text:style-name="L2">
        <text:list-item>
          <text:p text:style-name="P6"><text:span text:style-name="T3">Click button turn motion sensor on: actor use the controller to control the server to turn on motion sensor remotely.</text:span> </text:p>
        </text:list-item>
      </text:list>
      <text:list xml:id="list4828593112869889181" text:style-name="L3">
        <text:list-item>
          <text:p text:style-name="P7"><text:span text:style-name="T3">Send command "turn motion sensor on": when the client detected user's click the motion on button, client will send a command to the server, tell</text:span> <text:span text:style-name="T3">the server to turn on the motion sensor</text:span> </text:p>
        </text:list-item>
      </text:list>
      <text:list xml:id="list1105387508085788846" text:style-name="L4">
        <text:list-item>
          <text:p text:style-name="P8">Turn motion sensor on: after server received the command from client, the server will turn the motion sensor on. </text:p>
        </text:list-item>
      </text:list>
      <text:list xml:id="list3827605621155708765" text:style-name="L5">
        <text:list-item>
          <text:p text:style-name="P9">Detect motion: when the sensor be turned on, it will start to detect motion repeatedly. </text:p>
        </text:list-item>
      </text:list>
      <text:list xml:id="list3692868509041483945" text:style-name="L6">
        <text:list-item>
          <text:p text:style-name="P10">Send motion to server: if the motion is detected, the sensor will sent the motion data to the server </text:p>
        </text:list-item>
      </text:list>
      <text:list xml:id="list4009718112729450684" text:style-name="L7">
        <text:list-item>
          <text:p text:style-name="P11">Calculate motion length &amp; store the motion on a variable: when the motion sensor received new motion, it will first define the long and short motion, and store is to a variable. </text:p>
        </text:list-item>
      </text:list>
      <text:list xml:id="list7629944711976201991" text:style-name="L8">
        <text:list-item>
          <text:p text:style-name="P12">Send letters to client: if the stored motion match a letter and no motion coming in to the variable in 3 defined gap, it will send the letters to client and clean out the variable. </text:p>
        </text:list-item>
      </text:list>
      <text:list xml:id="list4406465263196497475" text:style-name="L9">
        <text:list-item>
          <text:p text:style-name="P13">Display each letter: when the client received the letter, it will display it to actor. </text:p>
        </text:list-item>
      </text:list>
      <text:list xml:id="list5344548457481231890" text:style-name="L10">
        <text:list-item>
          <text:p text:style-name="P14"><text:soft-page-break/>View messages: actor view the letter from HTML client </text:p>
        </text:list-item>
      </text:list>
      <text:list xml:id="list3065466875300508908" text:style-name="L11">
        <text:list-item>
          <text:p text:style-name="P15">Click button turn off motion sensor: actor click the button on HTML client to make a turn off sensor request. </text:p>
        </text:list-item>
      </text:list>
      <text:list xml:id="list1989742808364005051" text:style-name="L12">
        <text:list-item>
          <text:p text:style-name="P16">Send command "turn off motion sensor": when the client detected user's click the motion off button, client will send a command to the server, tell the server to turn off the motion sensor </text:p>
        </text:list-item>
      </text:list>
      <text:list xml:id="list5682653399916375971" text:style-name="L13">
        <text:list-item>
          <text:p text:style-name="P17">Turn off motion sensor: the server turn off the motion sensor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38:31.928131113</meta:creation-date>
    <dc:date>2017-05-04T14:39:40.477554659</dc:date>
    <meta:editing-duration>PT1M8S</meta:editing-duration>
    <meta:editing-cycles>1</meta:editing-cycles>
    <meta:document-statistic meta:table-count="0" meta:image-count="0" meta:object-count="0" meta:page-count="2" meta:paragraph-count="16" meta:word-count="331" meta:character-count="1855" meta:non-whitespace-character-count="1536"/>
    <meta:generator>LibreOffice/5.1.6.2$Linux_X86_64 LibreOffice_project/10m0$Build-2</meta:generator>
  </office:meta>
</office:document-meta>
</file>